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01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143cm" svg:height="5.158cm" svg:x="1.18cm" svg:y="1.7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12cm" svg:height="3.806cm" svg:x="1.1cm" svg:y="3.14cm">
          <draw:text-box>
            <text:p text:style-name="P2"><text:span text:style-name="T1">id</text:span></text:p>
            <text:p text:style-name="P2">node</text:p>
            <text:p text:style-name="P2">positionUpdateMsg</text:p>
            <text:p text:style-name="P2">receptionTime</text:p>
            <text:p text:style-name="P2">validityTime</text:p>
          </draw:text-box>
        </draw:frame>
        <draw:frame draw:style-name="gr2" draw:text-style-name="P3" draw:layer="layout" svg:width="6.433cm" svg:height="0.962cm" svg:x="1.072cm" svg:y="2.088cm">
          <draw:text-box>
            <text:p text:style-name="P2"><text:span text:style-name="T2">PositionUpdateMsg</text:span></text:p>
          </draw:text-box>
        </draw:frame>
        <draw:custom-shape draw:style-name="gr1" draw:text-style-name="P1" draw:layer="layout" svg:width="5.965cm" svg:height="5.869cm" svg:x="10.63cm" svg:y="6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912cm" svg:height="4.517cm" svg:x="10.772cm" svg:y="7.404cm">
          <draw:text-box>
            <text:p><text:span text:style-name="T1">id</text:span></text:p>
            <text:p>mainIp</text:p>
            <text:p>gateway</text:p>
            <text:p>positionUpdateMsg</text:p>
            <text:p>clusterLeaderMsg</text:p>
            <text:p>clusterNodes</text:p>
          </draw:text-box>
        </draw:frame>
        <draw:frame draw:style-name="gr2" draw:text-style-name="P4" draw:layer="layout" svg:width="2.09cm" svg:height="0.962cm" svg:x="10.811cm" svg:y="6.352cm">
          <draw:text-box>
            <text:p><text:span text:style-name="T2">Node</text:span></text:p>
          </draw:text-box>
        </draw:frame>
        <draw:custom-shape draw:style-name="gr1" draw:text-style-name="P1" draw:layer="layout" svg:width="4.182cm" svg:height="4.594cm" svg:x="16.891cm" svg:y="13.8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56cm" svg:height="3.095cm" svg:x="17.791cm" svg:y="15.235cm">
          <draw:text-box>
            <text:p text:style-name="P2"><text:span text:style-name="T1">id</text:span></text:p>
            <text:p text:style-name="P2">ip</text:p>
            <text:p text:style-name="P2">port</text:p>
            <text:p text:style-name="P2">gateways</text:p>
          </draw:text-box>
        </draw:frame>
        <draw:frame draw:style-name="gr2" draw:text-style-name="P4" draw:layer="layout" svg:width="4.16cm" svg:height="0.962cm" svg:x="16.93cm" svg:y="14.183cm">
          <draw:text-box>
            <text:p><text:span text:style-name="T2">RelayServer</text:span></text:p>
          </draw:text-box>
        </draw:frame>
        <draw:line draw:style-name="gr3" draw:text-style-name="P1" draw:layer="layout" svg:x1="7.152cm" svg:y1="4.333cm" svg:x2="10.846cm" svg:y2="10.009cm">
          <text:p/>
        </draw:line>
        <draw:frame draw:style-name="gr2" draw:layer="layout" svg:width="0.853cm" svg:height="0.962cm" svg:x="21.085cm" svg:y="17.326cm">
          <draw:text-box>
            <text:p>1</text:p>
          </draw:text-box>
        </draw:frame>
        <draw:frame draw:style-name="gr2" draw:layer="layout" svg:width="1.666cm" svg:height="0.962cm" svg:x="23.208cm" svg:y="10.91cm">
          <draw:text-box>
            <text:p>0..N</text:p>
          </draw:text-box>
        </draw:frame>
        <draw:frame draw:style-name="gr2" draw:layer="layout" svg:width="1.666cm" svg:height="0.962cm" svg:x="7.513cm" svg:y="14.552cm">
          <draw:text-box>
            <text:p>0..N</text:p>
          </draw:text-box>
        </draw:frame>
        <draw:frame draw:style-name="gr2" draw:layer="layout" svg:width="1.56cm" svg:height="0.962cm" svg:x="7.651cm" svg:y="4.452cm">
          <draw:text-box>
            <text:p>0..1</text:p>
          </draw:text-box>
        </draw:frame>
        <draw:custom-shape draw:style-name="gr1" draw:text-style-name="P1" draw:layer="layout" svg:width="6.317cm" svg:height="5.315cm" svg:x="1.196cm" svg:y="11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519cm" svg:height="3.806cm" svg:x="2.938cm" svg:y="13.253cm">
          <draw:text-box>
            <text:p text:style-name="P2"><text:span text:style-name="T1">id</text:span></text:p>
            <text:p text:style-name="P2">node</text:p>
            <text:p text:style-name="P2">clusterLeader</text:p>
            <text:p text:style-name="P2">receptionTime</text:p>
            <text:p text:style-name="P2">validityTime</text:p>
          </draw:text-box>
        </draw:frame>
        <draw:frame draw:style-name="gr2" draw:text-style-name="P4" draw:layer="layout" svg:width="6.035cm" svg:height="0.962cm" svg:x="1.477cm" svg:y="12.201cm">
          <draw:text-box>
            <text:p><text:span text:style-name="T2">ClusterLeaderMsg</text:span></text:p>
          </draw:text-box>
        </draw:frame>
        <draw:line draw:style-name="gr3" draw:text-style-name="P1" draw:layer="layout" svg:x1="7.357cm" svg:y1="14.423cm" svg:x2="10.846cm" svg:y2="10.729cm">
          <text:p/>
        </draw:line>
        <draw:line draw:style-name="gr3" draw:text-style-name="P1" draw:layer="layout" svg:x1="7.357cm" svg:y1="15.144cm" svg:x2="10.846cm" svg:y2="11.54cm">
          <text:p/>
        </draw:line>
        <draw:frame draw:style-name="gr2" draw:layer="layout" svg:width="0.853cm" svg:height="0.962cm" svg:x="9.754cm" svg:y="10.398cm">
          <draw:text-box>
            <text:p>1</text:p>
          </draw:text-box>
        </draw:frame>
        <draw:frame draw:style-name="gr2" draw:layer="layout" svg:width="0.853cm" svg:height="0.962cm" svg:x="9.744cm" svg:y="7.855cm">
          <draw:text-box>
            <text:p>1</text:p>
          </draw:text-box>
        </draw:frame>
        <draw:frame draw:style-name="gr2" draw:layer="layout" svg:width="1.56cm" svg:height="0.962cm" svg:x="7.512cm" svg:y="12.15cm">
          <draw:text-box>
            <text:p>0..1</text:p>
          </draw:text-box>
        </draw:frame>
        <draw:custom-shape draw:style-name="gr1" draw:text-style-name="P1" draw:layer="layout" svg:width="4.255cm" svg:height="5.158cm" svg:x="23.522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732cm" svg:height="3.806cm" svg:x="23.664cm" svg:y="6.785cm">
          <draw:text-box>
            <text:p><text:span text:style-name="T1">id</text:span></text:p>
            <text:p>ip</text:p>
            <text:p>port</text:p>
            <text:p>nodes</text:p>
            <text:p>relayServer</text:p>
          </draw:text-box>
        </draw:frame>
        <draw:frame draw:style-name="gr2" draw:text-style-name="P4" draw:layer="layout" svg:width="3.11cm" svg:height="0.962cm" svg:x="23.703cm" svg:y="5.733cm">
          <draw:text-box>
            <text:p><text:span text:style-name="T2">Gateway</text:span></text:p>
          </draw:text-box>
        </draw:frame>
        <draw:line draw:style-name="gr3" draw:text-style-name="P1" draw:layer="layout" svg:x1="23.793cm" svg:y1="10.099cm" svg:x2="20.817cm" svg:y2="17.847cm">
          <text:p/>
        </draw:line>
        <draw:line draw:style-name="gr3" draw:text-style-name="P1" draw:layer="layout" svg:x1="23.664cm" svg:y1="9.468cm" svg:x2="13.522cm" svg:y2="9.378cm">
          <text:p/>
        </draw:line>
        <draw:frame draw:style-name="gr2" draw:layer="layout" svg:width="1.666cm" svg:height="0.962cm" svg:x="16.548cm" svg:y="8.567cm">
          <draw:text-box>
            <text:p>0..N</text:p>
          </draw:text-box>
        </draw:frame>
        <draw:frame draw:style-name="gr2" draw:layer="layout" svg:width="0.853cm" svg:height="0.962cm" svg:x="22.701cm" svg:y="8.617cm">
          <draw:text-box>
            <text:p>1</text:p>
          </draw:text-box>
        </draw:frame>
        <draw:frame draw:style-name="gr2" draw:layer="layout" svg:width="0.853cm" svg:height="0.962cm" svg:x="9.755cm" svg:y="12.29cm">
          <draw:text-box>
            <text:p>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4T10:55:45</meta:creation-date>
    <dc:date>2011-12-15T12:21:10</dc:date>
    <meta:editing-duration>PT4H25M19S</meta:editing-duration>
    <meta:editing-cycles>17</meta:editing-cycles>
    <meta:generator>LibreOffice/3.4$Unix LibreOffice_project/340m1$Build-402</meta:generator>
    <meta:document-statistic meta:object-count="30"/>
  </office:meta>
</office:document-meta>
</file>